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Proxima Nova" svg:font-family="'Proxima Nova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="none"/>
      <style:text-properties style:font-name="Arial" fo:font-size="14pt" officeooo:paragraph-rsid="001f0887" style:font-name-asian="Proxima Nova1" style:font-size-asian="14pt" style:font-name-complex="Proxima Nova1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/>
      <style:text-properties officeooo:paragraph-rsid="001f0887"/>
    </style:style>
    <style:style style:name="P3" style:family="paragraph" style:parent-style-name="Preformatted_20_Text">
      <style:text-properties style:font-name="Arial" fo:font-size="14pt" style:font-size-asian="14pt" style:font-size-complex="14pt"/>
    </style:style>
    <style:style style:name="P4" style:family="paragraph" style:parent-style-name="Preformatted_20_Text">
      <style:text-properties style:font-name="Arial" fo:font-size="14pt" officeooo:rsid="001f0887" officeooo:paragraph-rsid="001f0887" style:font-size-asian="14pt" style:font-size-complex="14pt"/>
    </style:style>
    <style:style style:name="P5" style:family="paragraph" style:parent-style-name="Preformatted_20_Text">
      <style:text-properties style:font-name="Arial" fo:font-size="14pt" officeooo:paragraph-rsid="001f0887" style:font-size-asian="14pt" style:font-size-complex="14pt"/>
    </style:style>
    <style:style style:name="P6" style:family="paragraph" style:parent-style-name="Preformatted_20_Text">
      <style:text-properties officeooo:paragraph-rsid="001f0887"/>
    </style:style>
    <style:style style:name="T1" style:family="text">
      <style:text-properties officeooo:rsid="001df192"/>
    </style:style>
    <style:style style:name="T2" style:family="text">
      <style:text-properties officeooo:rsid="001f0887"/>
    </style:style>
    <style:style style:name="T3" style:family="text">
      <style:text-properties fo:color="#1155cc" style:font-name="Proxima Nova" fo:font-size="12pt" style:text-underline-style="solid" style:text-underline-width="auto" style:text-underline-color="font-color" style:font-name-asian="Proxima Nova1" style:font-size-asian="12pt" style:font-name-complex="Proxima Nova1" style:font-size-complex="12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text-underline-style="solid" style:text-underline-width="auto" style:text-underline-color="font-color" style:font-name-asian="NSimSun1" style:font-name-complex="Liberation Mono"/>
    </style:style>
    <style:style style:name="T6" style:family="text">
      <style:text-properties fo:color="#1155cc" style:font-name="Arial" fo:font-size="14pt" style:text-underline-style="solid" style:text-underline-width="auto" style:text-underline-color="font-color" style:font-name-asian="Proxima Nova1" style:font-size-asian="14pt" style:font-name-complex="Proxima Nova1" style:font-size-complex="14pt"/>
    </style:style>
    <style:style style:name="T7" style:family="text">
      <style:text-properties style:font-name="Proxima Nova" fo:font-size="12pt" style:font-name-asian="Proxima Nova1" style:font-size-asian="12pt" style:font-name-complex="Proxima Nova1" style:font-size-complex="12pt"/>
    </style:style>
    <style:style style:name="T8" style:family="text">
      <style:text-properties style:font-name="Arial" fo:font-size="14pt" style:font-name-asian="Proxima Nova1" style:font-size-asian="14pt" style:font-name-complex="Proxima Nova1" style:font-size-complex="14pt"/>
    </style:style>
    <style:style style:name="T9" style:family="text">
      <style:text-properties style:font-name="Arial" fo:font-size="14pt" officeooo:rsid="001f0887" style:font-name-asian="Proxima Nova1" style:font-size-asian="14pt" style:font-name-complex="Proxima Nova1" style:font-size-complex="14pt"/>
    </style:style>
    <style:style style:name="T10" style:family="text">
      <style:text-properties style:font-name="Arial" fo:font-size="14pt" style:font-size-asian="14pt" style:font-size-complex="14pt"/>
    </style:style>
    <style:style style:name="T11" style:family="text">
      <style:text-properties style:font-name="Arial" fo:font-size="14pt" officeooo:rsid="001f0887" style:font-size-asian="14pt" style:font-size-complex="14pt"/>
    </style:style>
    <style:style style:name="T12" style:family="text">
      <style:text-properties style:font-name-asian="NSimSun1" style:font-name-complex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'objectif de ce projet est de r<text:span text:style-name="T1">é</text:span>cup<text:span text:style-name="T1">é</text:span>rer des donn<text:span text:style-name="T1">é</text:span>es mises <text:span text:style-name="T1">à</text:span> disposition par l'API <text:a xlink:type="simple" xlink:href="https://fr.openfoodfacts.org/" text:style-name="Internet_20_link" text:visited-style-name="Visited_20_Internet_20_Link">OpenFoodFacts</text:a> afin de d<text:span text:style-name="T1">é</text:span>velopper une solution web fullstack <text:span text:style-name="T2">avec le framework backend Django</text:span>.</text:p>
      <text:p text:style-name="P4">J’ai utilisé la librairie ReactJS de Facebook pour le frontend.</text:p>
      <text:p text:style-name="P3"/>
      <text:p text:style-name="P3">Le client est PurBeurre comme au projet 5.</text:p>
      <text:p text:style-name="P3">D'apr<text:span text:style-name="T1">è</text:span>s le cahier des char<text:span text:style-name="T1">g</text:span>es qu'il nous a fourni il souhaite:</text:p>
      <text:p text:style-name="P3">- l'utilisation de sa <text:a xlink:type="simple" xlink:href="https://app.frontify.com/d/6Yy9WFJdtp8j/pur-beurre-style-guide#/introduction/Notre-identité" text:style-name="Internet_20_link" text:visited-style-name="Visited_20_Internet_20_Link">charte graphique</text:a></text:p>
      <text:p text:style-name="P3">- l'int<text:span text:style-name="T1">é</text:span>gration d'un <text:a xlink:type="simple" xlink:href="https://startbootstrap.com/template-overviews/creative/" text:style-name="Internet_20_link" text:visited-style-name="Visited_20_Internet_20_Link">template t</text:a><text:a xlink:type="simple" xlink:href="https://startbootstrap.com/template-overviews/creative/" text:style-name="Internet_20_link" text:visited-style-name="Visited_20_Internet_20_Link"><text:span text:style-name="T1">é</text:span></text:a><text:a xlink:type="simple" xlink:href="https://startbootstrap.com/template-overviews/creative/" text:style-name="Internet_20_link" text:visited-style-name="Visited_20_Internet_20_Link">l</text:a><text:a xlink:type="simple" xlink:href="https://startbootstrap.com/template-overviews/creative/" text:style-name="Internet_20_link" text:visited-style-name="Visited_20_Internet_20_Link"><text:span text:style-name="T1">é</text:span></text:a><text:a xlink:type="simple" xlink:href="https://startbootstrap.com/template-overviews/creative/" text:style-name="Internet_20_link" text:visited-style-name="Visited_20_Internet_20_Link">chargeable</text:a></text:p>
      <text:p text:style-name="P6"><text:span text:style-name="T10">- des couleurs chaude</text:span><text:span text:style-name="T11">s</text:span><text:span text:style-name="T10"> </text:span></text:p>
      <text:p text:style-name="P6"><text:span text:style-name="T9">- </text:span><text:a xlink:type="simple" xlink:href="https://thenounproject.com/term/carrot/29691/" text:style-name="Internet_20_link" text:visited-style-name="Visited_20_Internet_20_Link"><text:span text:style-name="T9">cette icône de carotte</text:span></text:a><text:span text:style-name="T9"> </text:span><text:span text:style-name="T8">pour le menu. </text:span></text:p>
      <text:p text:style-name="P2"><text:span text:style-name="T8">- ces photo en fond de la page d’accueil (voir esquisses ci-dessous), merci de nous indiquer celle qui a votre préférence. </text:span><text:a xlink:type="simple" xlink:href="https://unsplash.com/photos/eqsEZNCm4-c" text:style-name="ListLabel_20_10" text:visited-style-name="ListLabel_20_10"><text:span text:style-name="T6">Photo 1</text:span></text:a><text:span text:style-name="T8">, </text:span><text:a xlink:type="simple" xlink:href="https://unsplash.com/photos/k60JspcBwKE" text:style-name="ListLabel_20_10" text:visited-style-name="ListLabel_20_10"><text:span text:style-name="T6">photo 2</text:span></text:a><text:span text:style-name="T8">, </text:span><text:a xlink:type="simple" xlink:href="https://unsplash.com/photos/YTbFHT9_IhY" text:style-name="ListLabel_20_10" text:visited-style-name="ListLabel_20_10"><text:span text:style-name="T6">photo 3</text:span></text:a><text:span text:style-name="T8">. </text:span></text:p>
      <text:p text:style-name="P1"><text:span text:style-name="T12"/></text:p>
      <text:p text:style-name="P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Proxima Nova" svg:font-family="'Proxima Nova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color="#1155cc" style:font-name="Proxima Nova" fo:font-family="'Proxima Nova'" style:font-family-generic="roman" style:font-pitch="variable" fo:font-size="12pt" style:text-underline-style="solid" style:text-underline-width="auto" style:text-underline-color="font-color" style:font-name-asian="Proxima Nova1" style:font-family-asian="'Proxima Nova'" style:font-family-generic-asian="system" style:font-pitch-asian="variable" style:font-size-asian="12pt" style:font-name-complex="Proxima Nova1" style:font-family-complex="'Proxima Nova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20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Character_20_style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Character_20_style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Character_20_style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Character_20_style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Character_20_style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Character_20_style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Character_20_style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Character_20_style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10:18:39.448000000</dc:date>
    <meta:editing-duration>P7DT17H49M51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9" meta:word-count="106" meta:character-count="637" meta:non-whitespace-character-count="537"/>
  </office:meta>
</office:document-meta>
</file>